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.464cm"/>
    </style:style>
    <style:style style:name="co5" style:family="table-column">
      <style:table-column-properties fo:break-before="auto" style:column-width="1.4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wrap-option="wrap" fo:border-left="0.002cm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none" fo:wrap-option="wrap" fo:border-left="none" fo:border-right="0.002cm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ext-properties fo:font-weight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4" style:family="table-cell" style:parent-style-name="Default" style:data-style-name="N108"/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5"/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5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38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244"/>
        </table:table-row>
        <table:table-row table:style-name="ro1">
          <table:table-cell table:number-columns-repeated="2"/>
          <table:table-cell table:style-name="Default" office:value-type="string">
            <text:p>Timing fixed to 10 in the vhdl source.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244"/>
        </table:table-row>
        <table:table-row table:style-name="ro1">
          <table:table-cell table:number-columns-repeated="2"/>
          <table:table-cell table:style-name="Default" office:value-type="string">
            <text:p>Delay difference between scope probe and SDI output: Signal from scope probe (f_pulse from mainframe) arives 6ns before SDI signal through BNC cable. 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244"/>
        </table:table-row>
        <table:table-row table:style-name="ro1">
          <table:table-cell table:number-columns-repeated="2"/>
          <table:table-cell table:style-name="Default" office:value-type="string">
            <text:p>Position of SAV and EVA is measured at the transition from high to low.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244"/>
        </table:table-row>
        <table:table-row table:style-name="ro2">
          <table:table-cell table:number-columns-repeated="2"/>
          <table:table-cell table:style-name="Default" office:value-type="string">
            <text:p>Coarse time scale measurement in <text:span text:style-name="T1">bold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24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244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44"/>
        </table:table-row>
        <table:table-row table:style-name="ro1">
          <table:table-cell/>
          <table:table-cell table:style-name="ce2"/>
          <table:table-cell/>
          <table:table-cell table:style-name="ce7" office:value-type="string" table:number-columns-spanned="4" table:number-rows-spanned="1">
            <text:p>Measurements</text:p>
          </table:table-cell>
          <table:covered-table-cell table:number-columns-repeated="2" table:style-name="ce8"/>
          <table:covered-table-cell table:style-name="ce11"/>
          <table:table-cell table:style-name="ce11" table:number-columns-repeated="4"/>
          <table:table-cell table:style-name="ce13"/>
          <table:table-cell table:style-name="ce8" office:value-type="string" table:number-columns-spanned="5" table:number-rows-spanned="1">
            <text:p>Standard</text:p>
          </table:table-cell>
          <table:covered-table-cell table:number-columns-repeated="4"/>
          <table:table-cell table:number-columns-repeated="239"/>
        </table:table-row>
        <table:table-row table:style-name="ro3">
          <table:table-cell table:style-name="ce1"/>
          <table:table-cell table:style-name="ce3"/>
          <table:table-cell table:style-name="ce6" office:value-type="string">
            <text:p>System</text:p>
          </table:table-cell>
          <table:table-cell table:style-name="ce3" office:value-type="string">
            <text:p>Number of V-blank lines</text:p>
          </table:table-cell>
          <table:table-cell table:style-name="ce1" office:value-type="string">
            <text:p>Number of blank lines before F-pulse from mainframe</text:p>
          </table:table-cell>
          <table:table-cell table:style-name="ce1" office:value-type="string">
            <text:p>EAV (high-low transition) before f-pulse</text:p>
          </table:table-cell>
          <table:table-cell table:style-name="ce6" office:value-type="string">
            <text:p>SAV (high-low transition) after f-pulse</text:p>
          </table:table-cell>
          <table:table-cell table:style-name="ce3" office:value-type="string">
            <text:p>Start of EAV before f-pulse corrected for timing and scope delay</text:p>
          </table:table-cell>
          <table:table-cell table:style-name="ce12" office:value-type="string">
            <text:p>End of SAV after f-pulse</text:p>
          </table:table-cell>
          <table:table-cell table:style-name="ce12" office:value-type="string">
            <text:p>Start of EAV before f-pulse in luma samples</text:p>
          </table:table-cell>
          <table:table-cell table:style-name="ce12" office:value-type="string">
            <text:p>End of SAV after f-pulse in luma samples</text:p>
          </table:table-cell>
          <table:table-cell table:style-name="ce6" office:value-type="string">
            <text:p>Total blanking in luma samples</text:p>
          </table:table-cell>
          <table:table-cell table:style-name="ce1" office:value-type="string">
            <text:p>EAV before 0H in samples</text:p>
          </table:table-cell>
          <table:table-cell table:style-name="ce1" office:value-type="string">
            <text:p>SAV after 0H in samples</text:p>
          </table:table-cell>
          <table:table-cell table:style-name="ce1" office:value-type="string">
            <text:p>TRS high duration in luma samples</text:p>
          </table:table-cell>
          <table:table-cell table:style-name="ce1" office:value-type="string">
            <text:p>SAV length in luma samples</text:p>
          </table:table-cell>
          <table:table-cell table:style-name="ce1" office:value-type="string">
            <text:p>Luma Sample time in ns</text:p>
          </table:table-cell>
          <table:table-cell table:style-name="ce1" office:value-type="string">
            <text:p>M for clock domain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2"/>
          <table:table-cell office:value-type="string">
            <text:p>625i/2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9" office:value-type="float" office:value="1739.52">
            <text:p>1739,52</text:p>
          </table:table-cell>
          <table:table-cell office:value-type="float" office:value="8779.04">
            <text:p>8779,04</text:p>
          </table:table-cell>
          <table:table-cell table:formula="oooc:=[.F13]+[.O13]*[.Q13]+10/0.1485*[.R13]" office:value-type="float" office:value="1843.8971043771">
            <text:p>1843,9</text:p>
          </table:table-cell>
          <table:table-cell table:formula="oooc:=[.G13]+([.P13]-[.O13])*[.Q13]-10/0.1485*[.R13]" office:value-type="float" office:value="8822.81104377105">
            <text:p>8822,81</text:p>
          </table:table-cell>
          <table:table-cell table:formula="oooc:=[.H13]/[.Q13]" office:value-type="float" office:value="24.8926109090909">
            <text:p>24,89</text:p>
          </table:table-cell>
          <table:table-cell table:formula="oooc:=[.I13]/[.Q13]" office:value-type="float" office:value="119.107949090909">
            <text:p>119,11</text:p>
          </table:table-cell>
          <table:table-cell table:formula="oooc:=[.J13]+[.K13]" office:value-type="float" office:value="144.00056">
            <text:p>144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table:style-name="ce9" office:value-type="float" office:value="0.5">
            <text:p>0,50</text:p>
          </table:table-cell>
          <table:table-cell office:value-type="float" office:value="2">
            <text:p>2</text:p>
          </table:table-cell>
          <table:table-cell table:style-name="ce9" table:formula="oooc:=1/27*2*1000" office:value-type="float" office:value="74.0740740740741">
            <text:p>74,07</text:p>
          </table:table-cell>
          <table:table-cell table:style-name="ce14" office:value-type="float" office:value="1">
            <text:p>1,000</text:p>
          </table:table-cell>
          <table:table-cell table:number-columns-repeated="238"/>
        </table:table-row>
        <table:table-row table:style-name="ro1">
          <table:table-cell/>
          <table:table-cell table:style-name="ce2"/>
          <table:table-cell office:value-type="string">
            <text:p>525i/29.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9" office:value-type="float" office:value="2035.24">
            <text:p>2035,24</text:p>
          </table:table-cell>
          <table:table-cell office:value-type="float" office:value="8038.72">
            <text:p>8038,72</text:p>
          </table:table-cell>
          <table:table-cell table:formula="oooc:=[.F14]+[.O14]*[.Q14]+10/0.1485*[.R14]" office:value-type="float" office:value="2139.6171043771">
            <text:p>2139,62</text:p>
          </table:table-cell>
          <table:table-cell table:formula="oooc:=[.G14]+([.P14]-[.O14])*[.Q14]-10/0.1485*[.R14]" office:value-type="float" office:value="8082.49104377104">
            <text:p>8082,49</text:p>
          </table:table-cell>
          <table:table-cell table:formula="oooc:=[.H14]/[.Q14]" office:value-type="float" office:value="28.8848309090909">
            <text:p>28,88</text:p>
          </table:table-cell>
          <table:table-cell table:formula="oooc:=[.I14]/[.Q14]" office:value-type="float" office:value="109.113629090909">
            <text:p>109,11</text:p>
          </table:table-cell>
          <table:table-cell table:formula="oooc:=[.J14]+[.K14]" office:value-type="float" office:value="137.99846">
            <text:p>138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table:style-name="ce9" office:value-type="float" office:value="0.5">
            <text:p>0,50</text:p>
          </table:table-cell>
          <table:table-cell office:value-type="float" office:value="2">
            <text:p>2</text:p>
          </table:table-cell>
          <table:table-cell table:style-name="ce9" table:formula="oooc:=1/27*2*1000" office:value-type="float" office:value="74.0740740740741">
            <text:p>74,07</text:p>
          </table:table-cell>
          <table:table-cell table:style-name="ce14" office:value-type="float" office:value="1">
            <text:p>1,000</text:p>
          </table:table-cell>
          <table:table-cell table:number-columns-repeated="238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string">
            <text:p>1080i/29.9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ce9" office:value-type="float" office:value="2122.48">
            <text:p>2122,48</text:p>
          </table:table-cell>
          <table:table-cell office:value-type="float" office:value="1598.24">
            <text:p>1598,24</text:p>
          </table:table-cell>
          <table:table-cell table:formula="oooc:=[.F15]+[.O15]*[.Q15]+10/0.1485*[.R15]" office:value-type="float" office:value="2203.36888888889">
            <text:p>2203,37</text:p>
          </table:table-cell>
          <table:table-cell table:formula="oooc:=[.G15]+([.P15]-[.O15])*[.Q15]-10/0.1485*[.R15]" office:value-type="float" office:value="1571.27703703704">
            <text:p>1571,28</text:p>
          </table:table-cell>
          <table:table-cell table:formula="oooc:=[.H15]/[.Q15]" office:value-type="float" office:value="163.436703296703">
            <text:p>163,44</text:p>
          </table:table-cell>
          <table:table-cell table:formula="oooc:=[.I15]/[.Q15]" office:value-type="float" office:value="116.550769230769">
            <text:p>116,55</text:p>
          </table:table-cell>
          <table:table-cell table:formula="oooc:=[.J15]+[.K15]" office:value-type="float" office:value="279.987472527473">
            <text:p>279,99</text:p>
          </table:table-cell>
          <table:table-cell office:value-type="float" office:value="88">
            <text:p>88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9" table:formula="oooc:=1/148.5*2*1001" office:value-type="float" office:value="13.4814814814815">
            <text:p>13,48</text:p>
          </table:table-cell>
          <table:table-cell table:style-name="ce14" office:value-type="float" office:value="1.001">
            <text:p>1,001</text:p>
          </table:table-cell>
          <table:table-cell table:number-columns-repeated="238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office:value-type="string">
            <text:p>1080p/29.9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style-name="ce9" office:value-type="float" office:value="2122.48">
            <text:p>2122,48</text:p>
          </table:table-cell>
          <table:table-cell office:value-type="float" office:value="1598.28">
            <text:p>1598,28</text:p>
          </table:table-cell>
          <table:table-cell table:formula="oooc:=[.F16]+[.O16]*[.Q16]+10/0.1485*[.R16]" office:value-type="float" office:value="2203.36888888889">
            <text:p>2203,37</text:p>
          </table:table-cell>
          <table:table-cell table:formula="oooc:=[.G16]+([.P16]-[.O16])*[.Q16]-10/0.1485*[.R16]" office:value-type="float" office:value="1571.31703703704">
            <text:p>1571,32</text:p>
          </table:table-cell>
          <table:table-cell table:formula="oooc:=[.H16]/[.Q16]" office:value-type="float" office:value="163.436703296703">
            <text:p>163,44</text:p>
          </table:table-cell>
          <table:table-cell table:formula="oooc:=[.I16]/[.Q16]" office:value-type="float" office:value="116.553736263736">
            <text:p>116,55</text:p>
          </table:table-cell>
          <table:table-cell table:formula="oooc:=[.J16]+[.K16]" office:value-type="float" office:value="279.99043956044">
            <text:p>279,99</text:p>
          </table:table-cell>
          <table:table-cell office:value-type="float" office:value="88">
            <text:p>88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9" table:formula="oooc:=1/148.5*2*1001" office:value-type="float" office:value="13.4814814814815">
            <text:p>13,48</text:p>
          </table:table-cell>
          <table:table-cell table:style-name="ce14" office:value-type="float" office:value="1.001">
            <text:p>1,001</text:p>
          </table:table-cell>
          <table:table-cell table:number-columns-repeated="238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office:value-type="string">
            <text:p>1080i/2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ce9" office:value-type="float" office:value="8045.84">
            <text:p>8045,84</text:p>
          </table:table-cell>
          <table:table-cell office:value-type="float" office:value="1596.64">
            <text:p>1596,64</text:p>
          </table:table-cell>
          <table:table-cell table:formula="oooc:=[.F17]+[.O17]*[.Q17]+10/0.1485*[.R17]" office:value-type="float" office:value="8126.64808080808">
            <text:p>8126,65</text:p>
          </table:table-cell>
          <table:table-cell table:formula="oooc:=[.G17]+([.P17]-[.O17])*[.Q17]-10/0.1485*[.R17]" office:value-type="float" office:value="1569.70397306397">
            <text:p>1569,7</text:p>
          </table:table-cell>
          <table:table-cell table:formula="oooc:=[.H17]/[.Q17]" office:value-type="float" office:value="603.40362">
            <text:p>603,4</text:p>
          </table:table-cell>
          <table:table-cell table:formula="oooc:=[.I17]/[.Q17]" office:value-type="float" office:value="116.55052">
            <text:p>116,55</text:p>
          </table:table-cell>
          <table:table-cell table:formula="oooc:=[.J17]+[.K17]" office:value-type="float" office:value="719.95414">
            <text:p>719,95</text:p>
          </table:table-cell>
          <table:table-cell office:value-type="float" office:value="528">
            <text:p>528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9" table:formula="oooc:=1/148.5*2*1000" office:value-type="float" office:value="13.4680134680135">
            <text:p>13,47</text:p>
          </table:table-cell>
          <table:table-cell table:style-name="ce14" office:value-type="float" office:value="1">
            <text:p>1,000</text:p>
          </table:table-cell>
          <table:table-cell table:number-columns-repeated="238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office:value-type="string">
            <text:p>1080p/25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style-name="ce9" office:value-type="float" office:value="8045.92">
            <text:p>8045,92</text:p>
          </table:table-cell>
          <table:table-cell office:value-type="float" office:value="1596.72">
            <text:p>1596,72</text:p>
          </table:table-cell>
          <table:table-cell table:formula="oooc:=[.F18]+[.O18]*[.Q18]+10/0.1485*[.R18]" office:value-type="float" office:value="8126.72808080808">
            <text:p>8126,73</text:p>
          </table:table-cell>
          <table:table-cell table:formula="oooc:=[.G18]+([.P18]-[.O18])*[.Q18]-10/0.1485*[.R18]" office:value-type="float" office:value="1569.78397306397">
            <text:p>1569,78</text:p>
          </table:table-cell>
          <table:table-cell table:formula="oooc:=[.H18]/[.Q18]" office:value-type="float" office:value="603.40956">
            <text:p>603,41</text:p>
          </table:table-cell>
          <table:table-cell table:formula="oooc:=[.I18]/[.Q18]" office:value-type="float" office:value="116.55646">
            <text:p>116,56</text:p>
          </table:table-cell>
          <table:table-cell table:formula="oooc:=[.J18]+[.K18]" office:value-type="float" office:value="719.96602">
            <text:p>719,97</text:p>
          </table:table-cell>
          <table:table-cell office:value-type="float" office:value="528">
            <text:p>528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9" table:formula="oooc:=1/148.5*2*1000" office:value-type="float" office:value="13.4680134680135">
            <text:p>13,47</text:p>
          </table:table-cell>
          <table:table-cell table:style-name="ce14" office:value-type="float" office:value="1">
            <text:p>1,000</text:p>
          </table:table-cell>
          <table:table-cell table:number-columns-repeated="238"/>
        </table:table-row>
        <table:table-row table:style-name="ro1">
          <table:table-cell/>
          <table:table-cell table:style-name="ce2"/>
          <table:table-cell office:value-type="string">
            <text:p>720p/5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9" office:value-type="float" office:value="6860.64">
            <text:p>6860,64</text:p>
          </table:table-cell>
          <table:table-cell office:value-type="float" office:value="2512.44">
            <text:p>2512,44</text:p>
          </table:table-cell>
          <table:table-cell table:formula="oooc:=[.F19]+[.O19]*[.Q19]+10/0.1485*[.R19]" office:value-type="float" office:value="6941.44808080808">
            <text:p>6941,45</text:p>
          </table:table-cell>
          <table:table-cell table:formula="oooc:=[.G19]+([.P19]-[.O19])*[.Q19]-10/0.1485*[.R19]" office:value-type="float" office:value="2485.50397306397">
            <text:p>2485,5</text:p>
          </table:table-cell>
          <table:table-cell table:formula="oooc:=[.H19]/[.Q19]" office:value-type="float" office:value="515.40252">
            <text:p>515,4</text:p>
          </table:table-cell>
          <table:table-cell table:formula="oooc:=[.I19]/[.Q19]" office:value-type="float" office:value="184.54867">
            <text:p>184,55</text:p>
          </table:table-cell>
          <table:table-cell table:formula="oooc:=[.J19]+[.K19]" office:value-type="float" office:value="699.95119">
            <text:p>699,9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9" table:formula="oooc:=1/148.5*2*1000" office:value-type="float" office:value="13.4680134680135">
            <text:p>13,47</text:p>
          </table:table-cell>
          <table:table-cell table:style-name="ce14" office:value-type="float" office:value="1">
            <text:p>1,000</text:p>
          </table:table-cell>
          <table:table-cell table:number-columns-repeated="238"/>
        </table:table-row>
        <table:table-row table:style-name="ro1">
          <table:table-cell/>
          <table:table-cell table:style-name="ce2"/>
          <table:table-cell office:value-type="string">
            <text:p>720p/2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10" office:value-type="float" office:value="33525.6">
            <text:p>33525,60</text:p>
          </table:table-cell>
          <table:table-cell office:value-type="float" office:value="2512.48">
            <text:p>2512,48</text:p>
          </table:table-cell>
          <table:table-cell table:formula="oooc:=[.F20]+[.O20]*[.Q20]+10/0.1485*[.R20]" office:value-type="float" office:value="33606.4080808081">
            <text:p>33606,41</text:p>
          </table:table-cell>
          <table:table-cell table:formula="oooc:=[.G20]+([.P20]-[.O20])*[.Q20]-10/0.1485*[.R20]" office:value-type="float" office:value="2485.54397306397">
            <text:p>2485,54</text:p>
          </table:table-cell>
          <table:table-cell table:formula="oooc:=[.H20]/[.Q20]" office:value-type="float" office:value="2495.2758">
            <text:p>2495,28</text:p>
          </table:table-cell>
          <table:table-cell table:formula="oooc:=[.I20]/[.Q20]" office:value-type="float" office:value="184.55164">
            <text:p>184,55</text:p>
          </table:table-cell>
          <table:table-cell table:formula="oooc:=[.J20]+[.K20]" office:value-type="float" office:value="2679.82744">
            <text:p>2679,8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9" table:formula="oooc:=1/148.5*2*1000" office:value-type="float" office:value="13.4680134680135">
            <text:p>13,47</text:p>
          </table:table-cell>
          <table:table-cell table:style-name="ce14" office:value-type="float" office:value="1">
            <text:p>1,000</text:p>
          </table:table-cell>
          <table:table-cell table:number-columns-repeated="238"/>
        </table:table-row>
        <table:table-row table:style-name="ro1">
          <table:table-cell/>
          <table:table-cell table:style-name="ce2"/>
          <table:table-cell office:value-type="string">
            <text:p>720p/59.94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9" office:value-type="float" office:value="2419.04">
            <text:p>2419,04</text:p>
          </table:table-cell>
          <table:table-cell office:value-type="float" office:value="2514.96">
            <text:p>2514,96</text:p>
          </table:table-cell>
          <table:table-cell table:formula="oooc:=[.F21]+[.O21]*[.Q21]+10/0.1485*[.R21]" office:value-type="float" office:value="2499.92888888889">
            <text:p>2499,93</text:p>
          </table:table-cell>
          <table:table-cell table:formula="oooc:=[.G21]+([.P21]-[.O21])*[.Q21]-10/0.1485*[.R21]" office:value-type="float" office:value="2487.99703703704">
            <text:p>2488</text:p>
          </table:table-cell>
          <table:table-cell table:formula="oooc:=[.H21]/[.Q21]" office:value-type="float" office:value="185.434285714286">
            <text:p>185,43</text:p>
          </table:table-cell>
          <table:table-cell table:formula="oooc:=[.I21]/[.Q21]" office:value-type="float" office:value="184.549230769231">
            <text:p>184,55</text:p>
          </table:table-cell>
          <table:table-cell table:formula="oooc:=[.J21]+[.K21]" office:value-type="float" office:value="369.983516483516">
            <text:p>369,9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9" table:formula="oooc:=1/148.5*2*1001" office:value-type="float" office:value="13.4814814814815">
            <text:p>13,48</text:p>
          </table:table-cell>
          <table:table-cell table:style-name="ce14" office:value-type="float" office:value="1.001">
            <text:p>1,001</text:p>
          </table:table-cell>
          <table:table-cell table:number-columns-repeated="238"/>
        </table:table-row>
        <table:table-row table:style-name="ro1">
          <table:table-cell/>
          <table:table-cell table:style-name="ce2"/>
          <table:table-cell office:value-type="string">
            <text:p>720p/29.9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10" office:value-type="float" office:value="24660.8">
            <text:p>24660,80</text:p>
          </table:table-cell>
          <table:table-cell office:value-type="float" office:value="2514.96">
            <text:p>2514,96</text:p>
          </table:table-cell>
          <table:table-cell table:formula="oooc:=[.F22]+[.O22]*[.Q22]+10/0.1485*[.R22]" office:value-type="float" office:value="24741.6888888889">
            <text:p>24741,69</text:p>
          </table:table-cell>
          <table:table-cell table:formula="oooc:=[.G22]+([.P22]-[.O22])*[.Q22]-10/0.1485*[.R22]" office:value-type="float" office:value="2487.99703703704">
            <text:p>2488</text:p>
          </table:table-cell>
          <table:table-cell table:formula="oooc:=[.H22]/[.Q22]" office:value-type="float" office:value="1835.23516483517">
            <text:p>1835,24</text:p>
          </table:table-cell>
          <table:table-cell table:formula="oooc:=[.I22]/[.Q22]" office:value-type="float" office:value="184.549230769231">
            <text:p>184,55</text:p>
          </table:table-cell>
          <table:table-cell table:formula="oooc:=[.J22]+[.K22]" office:value-type="float" office:value="2019.7843956044">
            <text:p>2019,7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9" table:formula="oooc:=1/148.5*2*1001" office:value-type="float" office:value="13.4814814814815">
            <text:p>13,48</text:p>
          </table:table-cell>
          <table:table-cell table:style-name="ce14" office:value-type="float" office:value="1.001">
            <text:p>1,001</text:p>
          </table:table-cell>
          <table:table-cell table:number-columns-repeated="23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4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6">16-11-2006</text:date>, <text:time>12:3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Thomas Holm Hansen</meta:initial-creator>
    <meta:creation-date>2006-11-15T16:09:00</meta:creation-date>
    <dc:creator>Thomas Holm Hansen</dc:creator>
    <dc:date>2006-11-16T12:39:34</dc:date>
    <dc:language>da-DK</dc:language>
    <meta:editing-cycles>11</meta:editing-cycles>
    <meta:editing-duration>PT4H20M54S</meta:editing-duration>
    <meta:user-defined meta:name="Info 1"/>
    <meta:user-defined meta:name="Info 2"/>
    <meta:user-defined meta:name="Info 3"/>
    <meta:user-defined meta:name="Info 4"/>
    <meta:document-statistic meta:table-count="3" meta:cell-count="178"/>
  </office:meta>
</office:document-meta>
</file>